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="Arrow" draw:marker-start-width="0.15cm" draw:marker-end="" draw:marker-end-width="0.1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17cm" draw:marker-end-width="0.17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fo:min-height="1.573cm"/>
    </style:style>
    <style:style style:name="gr6" style:family="graphic" style:parent-style-name="standard">
      <style:graphic-properties svg:stroke-width="0.08cm" draw:marker-start-width="0.245cm" draw:marker-end-width="0.245cm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Ultrafine_20_Dashed" svg:stroke-width="0.05cm" draw:marker-start-width="0.2cm" draw:marker-end-width="0.2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="" draw:marker-start-width="0.15cm" draw:marker-end="" draw:marker-end-width="0.1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5cm" draw:marker-start="Arrow" draw:marker-start-width="0.1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2cm" draw:marker-start-width="0.23cm" draw:marker-end="Arrow" draw:marker-end-width="0.1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0.225cm" svg:height="2.205cm" draw:transform="rotate (-1.56189514761062) translate (3.68cm 2.9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102cm" svg:y1="3.303cm" svg:x2="1.218cm" svg:y2="3.3cm">
          <text:p/>
        </draw:line>
        <draw:custom-shape draw:style-name="gr3" draw:text-style-name="P1" draw:layer="layout" svg:width="4.609cm" svg:height="3.534cm" draw:transform="rotate (-1.56189514761062) translate (5.1cm 0.713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3.322cm" svg:y1="5.339cm" svg:x2="3.726cm" svg:y2="5.335cm">
          <text:p/>
        </draw:line>
        <draw:line draw:style-name="gr4" draw:text-style-name="P1" draw:layer="layout" svg:x1="3.221cm" svg:y1="5.339cm" svg:x2="3.726cm" svg:y2="5.335cm">
          <text:p/>
        </draw:line>
        <draw:custom-shape draw:style-name="gr1" draw:text-style-name="P1" draw:layer="layout" svg:width="2.185cm" svg:height="4.587cm" svg:x="3.5cm" svg:y="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.771cm" svg:y1="3.001cm" svg:x2="3.505cm" svg:y2="3cm">
          <text:p/>
        </draw:line>
        <draw:frame draw:style-name="gr5" draw:text-style-name="P3" draw:layer="layout" svg:width="0.84cm" svg:height="1.823cm" draw:transform="rotate (-0.00488692190676978) translate (2.555cm 1.851cm)">
          <draw:text-box>
            <text:p text:style-name="P2"><text:span text:style-name="T1">r</text:span></text:p>
          </draw:text-box>
        </draw:frame>
        <draw:line draw:style-name="gr6" draw:text-style-name="P1" draw:layer="layout" svg:x1="3.5cm" svg:y1="0.3cm" svg:x2="3.5cm" svg:y2="0.711cm">
          <text:p/>
        </draw:line>
        <draw:custom-shape draw:style-name="gr3" draw:text-style-name="P1" draw:layer="layout" svg:width="4.609cm" svg:height="3.534cm" draw:transform="rotate (-1.56189514761062) translate (5.401cm 0.711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3.18cm" svg:y1="0.731cm" svg:x2="3.584cm" svg:y2="0.727cm">
          <text:p/>
        </draw:line>
        <draw:line draw:style-name="gr4" draw:text-style-name="P1" draw:layer="layout" svg:x1="3.221cm" svg:y1="5.34cm" svg:x2="3.625cm" svg:y2="5.336cm">
          <text:p/>
        </draw:line>
        <draw:line draw:style-name="gr7" draw:text-style-name="P1" draw:layer="layout" svg:x1="3.5cm" svg:y1="5.3cm" svg:x2="3.5cm" svg:y2="0.8cm">
          <text:p/>
        </draw:line>
        <draw:line draw:style-name="gr6" draw:text-style-name="P1" draw:layer="layout" svg:x1="3.5cm" svg:y1="5.401cm" svg:x2="3.5cm" svg:y2="5.812cm">
          <text:p/>
        </draw:line>
        <draw:line draw:style-name="gr8" draw:text-style-name="P1" draw:layer="layout" svg:x1="5.442cm" svg:y1="3.3cm" svg:x2="5.8cm" svg:y2="3.3cm">
          <text:p/>
        </draw:line>
        <draw:line draw:style-name="gr9" draw:text-style-name="P1" draw:layer="layout" svg:x1="4.9cm" svg:y1="3.3cm" svg:x2="5.4cm" svg:y2="3.3cm">
          <text:p/>
        </draw:line>
        <draw:path draw:style-name="gr10" draw:text-style-name="P1" draw:layer="layout" svg:width="0.814cm" svg:height="0.335cm" draw:transform="rotate (-2.93197861042591) translate (3.91941329184873cm 0.51512480229449cm)" svg:viewBox="0 0 815 336" svg:d="m495-2308c111 0 321 40 320-102-1-118-183-129-287-157-99-27-206-35-305-65-110-34-268 66-211 189l89 83 89 3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05-04T19:23:29</meta:creation-date>
    <dc:creator>nasahara </dc:creator>
    <dc:date>2010-06-14T14:06:17</dc:date>
    <meta:editing-cycles>31</meta:editing-cycles>
    <meta:editing-duration>PT07H12M06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